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70cb" officeooo:paragraph-rsid="000370cb" style:font-weight-asian="bold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Liberation Serif" officeooo:rsid="000f8f41" officeooo:paragraph-rsid="000f8f41"/>
    </style:style>
    <style:style style:name="P4" style:family="paragraph" style:parent-style-name="Standard">
      <style:text-properties fo:color="#000000" style:font-name="Liberation Serif" officeooo:rsid="000f8f41" officeooo:paragraph-rsid="00111a0c"/>
    </style:style>
    <style:style style:name="P5" style:family="paragraph" style:parent-style-name="Standard">
      <style:text-properties fo:color="#000000" style:font-name="Liberation Serif" officeooo:rsid="000f8f41" officeooo:paragraph-rsid="001c8fa4"/>
    </style:style>
    <style:style style:name="P6" style:family="paragraph" style:parent-style-name="Standard">
      <style:text-properties fo:color="#000000" style:font-name="Liberation Serif" officeooo:rsid="000f8f41" officeooo:paragraph-rsid="0021959a"/>
    </style:style>
    <style:style style:name="P7" style:family="paragraph" style:parent-style-name="Standard">
      <style:text-properties fo:color="#000000" style:font-name="Liberation Serif" officeooo:rsid="0018c018" officeooo:paragraph-rsid="0018c018"/>
    </style:style>
    <style:style style:name="P8" style:family="paragraph" style:parent-style-name="Standard">
      <style:text-properties fo:color="#000000" style:font-name="Liberation Serif" officeooo:rsid="0018c018" officeooo:paragraph-rsid="000da8e8"/>
    </style:style>
    <style:style style:name="P9" style:family="paragraph" style:parent-style-name="Standard">
      <style:text-properties fo:color="#000000" style:font-name="Liberation Serif" officeooo:rsid="000da8e8" officeooo:paragraph-rsid="000da8e8"/>
    </style:style>
    <style:style style:name="P10" style:family="paragraph" style:parent-style-name="Standard">
      <style:text-properties fo:color="#000000" style:font-name="Liberation Serif" officeooo:rsid="00111a0c" officeooo:paragraph-rsid="00111a0c"/>
    </style:style>
    <style:style style:name="P11" style:family="paragraph" style:parent-style-name="Standard">
      <style:text-properties fo:color="#000000" style:font-name="Liberation Serif" officeooo:rsid="00111a0c" officeooo:paragraph-rsid="001e1a99"/>
    </style:style>
    <style:style style:name="P12" style:family="paragraph" style:parent-style-name="Standard">
      <style:text-properties fo:color="#000000" style:font-name="Liberation Serif" officeooo:rsid="001b161e" officeooo:paragraph-rsid="001b161e"/>
    </style:style>
    <style:style style:name="P13" style:family="paragraph" style:parent-style-name="Standard">
      <style:text-properties fo:color="#000000" style:font-name="Liberation Serif" officeooo:rsid="001c8fa4" officeooo:paragraph-rsid="001c8fa4"/>
    </style:style>
    <style:style style:name="P14" style:family="paragraph" style:parent-style-name="Standard">
      <style:text-properties fo:color="#000000" officeooo:paragraph-rsid="001c8fa4"/>
    </style:style>
    <style:style style:name="P15" style:family="paragraph" style:parent-style-name="Standard">
      <style:text-properties fo:color="#000000" officeooo:rsid="001c8fa4" officeooo:paragraph-rsid="001c8fa4"/>
    </style:style>
    <style:style style:name="P16" style:family="paragraph" style:parent-style-name="Standard">
      <style:text-properties officeooo:rsid="000370cb" officeooo:paragraph-rsid="000370cb"/>
    </style:style>
    <style:style style:name="P17" style:family="paragraph" style:parent-style-name="Standard">
      <style:text-properties officeooo:rsid="000c9dff" officeooo:paragraph-rsid="000da8e8"/>
    </style:style>
    <style:style style:name="P18" style:family="paragraph" style:parent-style-name="Standard">
      <style:text-properties officeooo:paragraph-rsid="001b161e"/>
    </style:style>
    <style:style style:name="P19" style:family="paragraph" style:parent-style-name="Standard">
      <style:text-properties officeooo:paragraph-rsid="001c8fa4"/>
    </style:style>
    <style:style style:name="P20" style:family="paragraph" style:parent-style-name="Standard">
      <style:text-properties officeooo:rsid="001c8fa4" officeooo:paragraph-rsid="001c8fa4"/>
    </style:style>
    <style:style style:name="P21" style:family="paragraph" style:parent-style-name="Standard">
      <style:text-properties style:font-name="Liberation Serif" fo:font-size="12pt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fb9be" officeooo:paragraph-rsid="001fb9be" style:font-size-asian="12pt" style:font-size-complex="12pt"/>
    </style:style>
    <style:style style:name="P23" style:family="paragraph" style:parent-style-name="Standard">
      <style:text-properties officeooo:rsid="00678e6e" officeooo:paragraph-rsid="002058d6"/>
    </style:style>
    <style:style style:name="P24" style:family="paragraph" style:parent-style-name="Standard">
      <style:text-properties officeooo:rsid="00251b09" officeooo:paragraph-rsid="00251b09"/>
    </style:style>
    <style:style style:name="P25" style:family="paragraph" style:parent-style-name="Standard">
      <style:text-properties officeooo:paragraph-rsid="00251b09"/>
    </style:style>
    <style:style style:name="P26" style:family="paragraph" style:parent-style-name="Standard">
      <style:text-properties officeooo:rsid="00270875" officeooo:paragraph-rsid="00270875"/>
    </style:style>
    <style:style style:name="P27" style:family="paragraph" style:parent-style-name="Обычный">
      <style:paragraph-properties fo:margin-left="1.27cm" fo:margin-right="0cm" fo:margin-top="0.423cm" fo:margin-bottom="0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2058d6" style:letter-kerning="true" style:font-size-asian="12pt" style:font-style-asian="normal" style:font-weight-asian="normal" style:font-size-complex="12pt" style:text-emphasize="none"/>
    </style:style>
    <style:style style:name="P28" style:family="paragraph" style:parent-style-name="Обычный">
      <style:paragraph-properties fo:margin-left="1.27cm" fo:margin-right="0cm" fo:margin-top="0.423cm" fo:margin-bottom="0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058d6" officeooo:paragraph-rsid="002058d6" style:letter-kerning="true" fo:background-color="transparent" style:font-size-asian="12pt" style:font-style-asian="normal" style:font-weight-asian="normal" style:font-size-complex="12pt" style:text-emphasize="none"/>
    </style:style>
    <style:style style:name="P29" style:family="paragraph" style:parent-style-name="Обычный">
      <style:paragraph-properties fo:margin-left="1.27cm" fo:margin-right="0cm" fo:margin-top="0.423cm" fo:margin-bottom="0cm" loext:contextual-spacing="false" fo:line-height="115%" fo:text-align="start" style:justify-single-word="false" fo:text-indent="0cm" style:auto-text-indent="false"/>
      <style:text-properties style:font-name="Liberation Serif" fo:font-size="12pt" officeooo:paragraph-rsid="002058d6" style:font-size-asian="12pt" style:font-size-complex="12pt"/>
    </style:style>
    <style:style style:name="P30" style:family="paragraph" style:parent-style-name="Обычный">
      <style:text-properties style:font-name="Liberation Serif" fo:font-size="12pt" style:font-size-asian="12pt" style:font-size-complex="12pt"/>
    </style:style>
    <style:style style:name="P31" style:family="paragraph" style:parent-style-name="Обычный">
      <style:paragraph-properties fo:margin-left="0cm" fo:margin-right="0cm" fo:margin-top="0.423cm" fo:margin-bottom="0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1959a" officeooo:paragraph-rsid="0021959a" style:letter-kerning="true" fo:background-color="transparent" style:font-size-asian="12pt" style:font-style-asian="normal" style:font-weight-asian="normal" style:font-size-complex="12pt" style:text-emphasize="none"/>
    </style:style>
    <style:style style:name="P32" style:family="paragraph" style:parent-style-name="Обычный">
      <style:paragraph-properties fo:margin-left="0cm" fo:margin-right="0cm" fo:margin-top="0.423cm" fo:margin-bottom="0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0f8f41" officeooo:paragraph-rsid="0021959a" style:letter-kerning="true" fo:background-color="transparent" style:font-size-asian="12pt" style:font-style-asian="normal" style:font-weight-asian="normal" style:font-size-complex="12pt" style:text-emphasize="none"/>
    </style:style>
    <style:style style:name="P33" style:family="paragraph" style:parent-style-name="Обычный">
      <style:paragraph-properties fo:margin-left="0cm" fo:margin-right="0cm" fo:margin-top="0.423cm" fo:margin-bottom="0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058d6" officeooo:paragraph-rsid="002390c1" style:letter-kerning="true" fo:background-color="transparent" style:font-size-asian="12pt" style:font-style-asian="normal" style:font-weight-asian="normal" style:font-size-complex="12pt" style:text-emphasize="none"/>
    </style:style>
    <style:style style:name="P34" style:family="paragraph" style:parent-style-name="Обычный">
      <style:paragraph-properties fo:margin-left="0cm" fo:margin-right="0cm" fo:margin-top="0.423cm" fo:margin-bottom="0cm" loext:contextual-spacing="false" fo:line-height="115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a7c9c" officeooo:paragraph-rsid="002a7c9c" style:letter-kerning="true" fo:background-color="transparent" style:font-size-asian="12pt" style:font-style-asian="normal" style:font-weight-asian="normal" style:font-size-complex="12pt" style:text-emphasize="none"/>
    </style:style>
    <style:style style:name="P35" style:family="paragraph" style:parent-style-name="Обычный">
      <style:paragraph-properties fo:margin-left="0cm" fo:margin-right="0cm" fo:margin-top="0.423cm" fo:margin-bottom="0cm" loext:contextual-spacing="false" fo:line-height="115%" fo:text-align="start" style:justify-single-word="false" fo:text-indent="0cm" style:auto-text-indent="false"/>
      <style:text-properties style:font-name="Liberation Serif" fo:font-size="12pt" officeooo:paragraph-rsid="0021959a" style:font-size-asian="12pt" style:font-size-complex="12pt"/>
    </style:style>
    <style:style style:name="P36" style:family="paragraph" style:parent-style-name="Preformatted_20_Text">
      <style:text-properties style:font-name="Liberation Serif" fo:font-size="12pt" officeooo:paragraph-rsid="001e1a99" style:font-size-asian="12pt" style:font-size-complex="12pt"/>
    </style:style>
    <style:style style:name="P37" style:family="paragraph" style:parent-style-name="Preformatted_20_Text">
      <style:text-properties style:font-name="Liberation Serif" fo:font-size="12pt" officeooo:paragraph-rsid="001e8528" style:font-size-asian="12pt" style:font-size-complex="12pt"/>
    </style:style>
    <style:style style:name="P38" style:family="paragraph" style:parent-style-name="Preformatted_20_Text">
      <style:text-properties style:font-name="Liberation Serif" fo:font-size="12pt" officeooo:rsid="001e8528" officeooo:paragraph-rsid="001e8528" style:font-size-asian="12pt" style:font-size-complex="12pt"/>
    </style:style>
    <style:style style:name="P39" style:family="paragraph" style:parent-style-name="Preformatted_20_Text">
      <style:text-properties style:font-name="Liberation Serif" fo:font-size="12pt" officeooo:paragraph-rsid="001fb9be" fo:background-color="transparent" style:font-size-asian="12pt" style:font-size-complex="12pt"/>
    </style:style>
    <style:style style:name="P40" style:family="paragraph" style:parent-style-name="Preformatted_20_Text">
      <style:text-properties style:font-name="Liberation Serif" fo:font-size="12pt" officeooo:rsid="002058d6" officeooo:paragraph-rsid="002058d6" fo:background-color="transparent" style:font-size-asian="12pt" style:font-size-complex="12pt"/>
    </style:style>
    <style:style style:name="P41" style:family="paragraph" style:parent-style-name="Preformatted_20_Text">
      <style:text-properties officeooo:paragraph-rsid="001fb9be" fo:background-color="transparent"/>
    </style:style>
    <style:style style:name="T1" style:family="text">
      <style:text-properties fo:color="#000000" style:font-name="Liberation Serif" officeooo:rsid="000da8e8"/>
    </style:style>
    <style:style style:name="T2" style:family="text">
      <style:text-properties fo:color="#000000" style:font-name="Liberation Serif" officeooo:rsid="001b161e"/>
    </style:style>
    <style:style style:name="T3" style:family="text">
      <style:text-properties fo:color="#000000" style:font-name="Liberation Serif" officeooo:rsid="001c8fa4"/>
    </style:style>
    <style:style style:name="T4" style:family="text">
      <style:text-properties fo:color="#000000" style:font-name="Liberation Serif" officeooo:rsid="002ca546"/>
    </style:style>
    <style:style style:name="T5" style:family="text">
      <style:text-properties fo:color="#000000" style:text-outline="false" style:text-line-through-style="none" style:text-line-through-type="none" style:font-name="Arial" fo:font-size="12.5pt" fo:letter-spacing="normal" fo:font-style="normal" fo:text-shadow="none" style:text-underline-style="none" fo:font-weight="normal" style:letter-kerning="true" style:font-size-asian="12.5pt" style:font-style-asian="normal" style:font-weight-asian="normal" style:font-size-complex="12pt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8" style:family="text">
      <style:text-properties officeooo:rsid="000ab96c"/>
    </style:style>
    <style:style style:name="T9" style:family="text">
      <style:text-properties officeooo:rsid="000da8e8"/>
    </style:style>
    <style:style style:name="T10" style:family="text">
      <style:text-properties officeooo:rsid="00111a0c"/>
    </style:style>
    <style:style style:name="T11" style:family="text">
      <style:text-properties style:font-name="Liberation Serif" officeooo:rsid="001c8fa4"/>
    </style:style>
    <style:style style:name="T12" style:family="text">
      <style:text-properties style:font-name="Liberation Serif" officeooo:rsid="000f8f41"/>
    </style:style>
    <style:style style:name="T13" style:family="text">
      <style:text-properties style:font-name="Liberation Serif" fo:font-size="12pt" fo:font-weight="normal" officeooo:rsid="001e1a99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46c879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1fb9be" style:font-size-asian="12pt" style:font-size-complex="12pt"/>
    </style:style>
    <style:style style:name="T17" style:family="text">
      <style:text-properties officeooo:rsid="0013b8c4"/>
    </style:style>
    <style:style style:name="T18" style:family="text">
      <style:text-properties officeooo:rsid="001b161e"/>
    </style:style>
    <style:style style:name="T19" style:family="text">
      <style:text-properties officeooo:rsid="001c8fa4"/>
    </style:style>
    <style:style style:name="T20" style:family="text">
      <style:text-properties fo:font-size="12pt" fo:font-weight="normal" officeooo:rsid="004ebe16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a7c9c" style:font-size-asian="10.5pt" style:font-weight-asian="normal" style:font-size-complex="12pt" style:font-weight-complex="normal"/>
    </style:style>
    <style:style style:name="T22" style:family="text">
      <style:text-properties officeooo:rsid="001e1a99"/>
    </style:style>
    <style:style style:name="T23" style:family="text">
      <style:text-properties fo:font-weight="normal" officeooo:rsid="0050216b" style:font-size-asian="10.5pt" style:font-weight-asian="normal" style:font-weight-complex="normal"/>
    </style:style>
    <style:style style:name="T24" style:family="text">
      <style:text-properties fo:color="#78a96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25" style:family="text">
      <style:text-properties fo:color="#78a96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21959a" style:letter-kerning="true" fo:background-color="transparent" loext:char-shading-value="0" style:font-size-asian="12pt" style:font-style-asian="normal" style:font-weight-asian="normal" style:font-size-complex="12pt" style:text-emphasize="none"/>
    </style:style>
    <style:style style:name="T27" style:family="text">
      <style:text-properties officeooo:rsid="002390c1"/>
    </style:style>
    <style:style style:name="T28" style:family="text">
      <style:text-properties officeooo:rsid="00270875"/>
    </style:style>
    <style:style style:name="T29" style:family="text">
      <style:text-properties officeooo:rsid="002cdf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ческ<text:span text:style-name="T8">ое</text:span> задани<text:span text:style-name="T8">е №3</text:span></text:p>
      <text:p text:style-name="P1"/>
      <text:p text:style-name="P26">Добавить регистрацию пользователей в свое приложение</text:p>
      <text:p text:style-name="P26"/>
      <text:p text:style-name="P26">1. Добавить зависимость в pom.xml</text:p>
      <text:p text:style-name="P26"><text:bookmark-start text:name="__DdeLink__10063_11620873"/>&lt;dependency&gt;</text:p>
      <text:p text:style-name="P26"><text:tab/>&lt;groupId&gt;org.springframework.boot&lt;/groupId&gt;</text:p>
      <text:p text:style-name="P26"><text:tab/>&lt;artifactId&gt;spring-boot-starter-security&lt;/artifactId&gt;</text:p>
      <text:p text:style-name="P26">&lt;/dependency&gt;<text:bookmark-end text:name="__DdeLink__10063_11620873"/></text:p>
      <text:p text:style-name="P26"/>
      <text:p text:style-name="P16"><text:span text:style-name="T28">2</text:span>. <text:span text:style-name="T18">Создать класс User как сущность базы данных</text:span></text:p>
      <text:p text:style-name="P17"><text:tab/><text:span text:style-name="T28">2</text:span>.1. Пометить класс сущности аннотациями <text:bookmark-start text:name="__DdeLink__5093_11620873"/>@Entity, @Table(<text:span text:style-name="T9">name=</text:span><text:span text:style-name="T1">"</text:span><text:span text:style-name="T4">my_</text:span><text:span text:style-name="T2">users</text:span><text:span text:style-name="T1">")</text:span><text:bookmark-end text:name="__DdeLink__5093_11620873"/></text:p>
      <text:p text:style-name="P9"><text:tab/><text:span text:style-name="T28">2</text:span>.2. Поле id пометить аннотациями @Id, @GeneratedValue, <text:span text:style-name="T17">если поля нет, то создать его private Long id;</text:span></text:p>
      <text:p text:style-name="P12"><text:tab/><text:span text:style-name="T28">2</text:span>.3. <text:s/>Создать поле с ролями</text:p>
      <text:p text:style-name="P18"><text:bookmark-start text:name="__DdeLink__5095_11620873"/>@ElementCollection(targetClass = Role.class, fetch = FetchType.EAGER)</text:p>
      <text:p text:style-name="P18">@CollectionTable(name = "user_role", joinColumns = @JoinColumn(name = "user_id")) <text:s text:c="3"/>@Enumerated(EnumType.STRING)</text:p>
      <text:p text:style-name="Standard">private Set&lt;Role&gt; roles = new HashSet&lt;&gt;();<text:bookmark-end text:name="__DdeLink__5095_11620873"/></text:p>
      <text:p text:style-name="Standard"/>
      <text:p text:style-name="P24">Обязательно создать пустой конструктор</text:p>
      <text:p text:style-name="P8">public User()</text:p>
      <text:p text:style-name="P8"><text:s text:c="4"/>{}</text:p>
      <text:p text:style-name="P7"/>
      <text:p text:style-name="P3"><text:span text:style-name="T28">3</text:span>. <text:span text:style-name="T19">Создать enum Role</text:span></text:p>
      <text:p text:style-name="P3"/>
      <text:p text:style-name="P13"><text:span text:style-name="T28">4</text:span>. Создать репозиторий для пользователей <text:bookmark-start text:name="__DdeLink__5097_11620873"/>UserRepository<text:bookmark-end text:name="__DdeLink__5097_11620873"/></text:p>
      <text:p text:style-name="P13"/>
      <text:p text:style-name="P25"><text:tab/><text:bookmark-start text:name="__DdeLink__5101_11620873"/>public interface<text:bookmark text:name="__DdeLink__2043_3673994589"/> <text:span text:style-name="T3">UserRepository </text:span>extends CrudRepository&lt;User, Long&gt;<text:bookmark-end text:name="__DdeLink__5101_11620873"/></text:p>
      <text:p text:style-name="P20"><text:tab/>{</text:p>
      <text:p text:style-name="P19"><text:s text:c="3"/><text:tab/><text:tab/><text:bookmark-start text:name="__DdeLink__4390_4064786544"/><text:bookmark-start text:name="__DdeLink__5103_11620873"/><text:bookmark-start text:name="__DdeLink__2045_3673994589"/>User findByUsername(String username);<text:bookmark-end text:name="__DdeLink__4390_4064786544"/><text:bookmark-end text:name="__DdeLink__5103_11620873"/><text:bookmark-end text:name="__DdeLink__2045_3673994589"/></text:p>
      <text:p text:style-name="P19"><text:tab/>}</text:p>
      <text:p text:style-name="P19"/>
      <text:p text:style-name="P20"><text:span text:style-name="T28">5</text:span>. Создать <text:bookmark-start text:name="__DdeLink__5105_11620873"/>UserService<text:bookmark-end text:name="__DdeLink__5105_11620873"/>, реализующий интерфейс <text:span text:style-name="T20">UserDetailService </text:span><text:span text:style-name="T21">и помеченный аннотацией @Component</text:span></text:p>
      <text:p text:style-name="P20"/>
      <text:p text:style-name="P5"><text:tab/><text:span text:style-name="T28">5</text:span>.1. В сервисе создать поле с репозиторием и заинжектить его через конструктор (например, <text:bookmark-start text:name="__DdeLink__10065_11620873"/>private final <text:span text:style-name="T19">UserRepository <text:s/>userRepository</text:span><text:bookmark-end text:name="__DdeLink__10065_11620873"/><text:span text:style-name="T19">,</text:span></text:p>
      <text:p text:style-name="P3">//конструктор</text:p>
      <text:p text:style-name="P4">@Autowired</text:p>
      <text:p text:style-name="P5">public <text:span text:style-name="T19">UserService</text:span>( <text:span text:style-name="T19">UserRepository <text:s/>userRepository</text:span>)</text:p>
      <text:p text:style-name="P5">{ this. <text:span text:style-name="T19">userRepository </text:span>= <text:span text:style-name="T19">userRepository</text:span>}<text:span text:style-name="T10">)</text:span></text:p>
      <text:p text:style-name="P13"><text:tab/><text:span text:style-name="T28">5</text:span>.2. Реализовать метод</text:p>
      <text:p text:style-name="P14"/>
      <text:p text:style-name="P14">@Override</text:p>
      <text:p text:style-name="P14">public UserDetails loadUserByUsername(String username) throws UsernameNotFoundException</text:p>
      <text:p text:style-name="P14">{</text:p>
      <text:p text:style-name="P14"><text:tab/><text:bookmark-start text:name="__DdeLink__2051_3673994589"/><text:bookmark-start text:name="__DdeLink__10068_11620873"/>User myUser = userRepository.findByUsername(username);</text:p>
      <text:p text:style-name="P14"><text:tab/><text:bookmark-start text:name="__DdeLink__4394_4064786544"/>return new org.springframework.security.core.userdetails.User(myUser.getUsername(), <text:tab/><text:tab/><text:tab/>myUser.getPassword(), mapRolesToAthorities(myUser.getRoles()));<text:bookmark-end text:name="__DdeLink__4394_4064786544"/><text:bookmark-end text:name="__DdeLink__10068_11620873"/></text:p>
      <text:p text:style-name="P14">}</text:p>
      <text:p text:style-name="P14"/>
      <text:p text:style-name="P15"><text:soft-page-break/>и дополнительный метод для преобразования наших ролей к спринговым ролям</text:p>
      <text:p text:style-name="P14"/>
      <text:p text:style-name="P14"><text:bookmark-start text:name="__DdeLink__10070_11620873"/><text:bookmark-start text:name="__DdeLink__4392_4064786544"/>private List&lt;? extends GrantedAuthority&gt; mapRolesToAthorities(Set&lt;Role&gt; roles)</text:p>
      <text:p text:style-name="P14">{</text:p>
      <text:p text:style-name="P14"><text:tab/>return roles.stream().map(r -&gt; new SimpleGrantedAuthority("ROLE_" + <text:tab/><text:tab/><text:tab/><text:tab/><text:tab/>r.name())).collect(Collectors.toList());<text:bookmark-end text:name="__DdeLink__2051_3673994589"/></text:p>
      <text:p text:style-name="P14">}<text:bookmark-end text:name="__DdeLink__10070_11620873"/><text:bookmark-end text:name="__DdeLink__4392_4064786544"/></text:p>
      <text:p text:style-name="P2"/>
      <text:p text:style-name="P11"><text:span text:style-name="T28">6</text:span>. <text:span text:style-name="T22">Создать класс конфигурации </text:span><text:bookmark-start text:name="__DdeLink__10072_11620873"/><text:span text:style-name="T22">SecurityConfig</text:span><text:bookmark-end text:name="__DdeLink__10072_11620873"/><text:span text:style-name="T22">, помеченный аннотациями </text:span><text:bookmark-start text:name="__DdeLink__2061_36739945891"/><text:span text:style-name="T13">@Configuration</text:span><text:bookmark-end text:name="__DdeLink__2061_36739945891"/><text:span text:style-name="T13"> </text:span><text:span text:style-name="T14">и @EnableWebSecurity</text:span></text:p>
      <text:p text:style-name="P10"/>
      <text:p text:style-name="P10"/>
      <text:p text:style-name="P11"><text:span text:style-name="T28">7</text:span>. <text:span text:style-name="T22">В классе <text:s/>SecurityConfig сконфигурировать passwordEncoder, например, так</text:span></text:p>
      <text:p text:style-name="P11"/>
      <text:p text:style-name="P36"><text:bookmark-start text:name="__DdeLink__10075_11620873"/>@Bean</text:p>
      <text:p text:style-name="P36">public PasswordEncoder passwordEncoder()</text:p>
      <text:p text:style-name="P36">{</text:p>
      <text:p text:style-name="P36"><text:tab/><text:bookmark-start text:name="__DdeLink__2063_3673994589"/>return NoOpPasswordEncoder.getInstance()<text:bookmark-end text:name="__DdeLink__2063_3673994589"/>;</text:p>
      <text:p text:style-name="P36">}<text:bookmark-end text:name="__DdeLink__10075_11620873"/></text:p>
      <text:p text:style-name="P36"/>
      <text:p text:style-name="P38"><text:span text:style-name="T28">8</text:span>. В классе SecurityConfig сконфигурировать доступность путей разным ролям, например так</text:p>
      <text:p text:style-name="P37"/>
      <text:p text:style-name="P37"><text:bookmark-start text:name="__DdeLink__10077_11620873"/>@Bean</text:p>
      <text:p text:style-name="P37">public SecurityFilterChain filterChain(HttpSecurity http) throws Exception {</text:p>
      <text:p text:style-name="P37"><text:tab/>http</text:p>
      <text:p text:style-name="P37"><text:tab/><text:tab/>.authorizeRequests()</text:p>
      <text:p text:style-name="P37"><text:tab/><text:tab/>.antMatchers("/login", "/registration").permitAll()</text:p>
      <text:p text:style-name="P37"><text:tab/><text:tab/>.anyRequest().authenticated()</text:p>
      <text:p text:style-name="P37"><text:tab/>.and()</text:p>
      <text:p text:style-name="P37"><text:tab/><text:tab/>.formLogin()</text:p>
      <text:p text:style-name="P37"><text:tab/><text:tab/>.permitAll()</text:p>
      <text:p text:style-name="P37"><text:tab/>.and()</text:p>
      <text:p text:style-name="P37"><text:tab/><text:tab/>.logout()</text:p>
      <text:p text:style-name="P37"><text:tab/><text:tab/>.permitAll();</text:p>
      <text:p text:style-name="P37"><text:tab/>return http.build();</text:p>
      <text:p text:style-name="P37">}<text:bookmark-end text:name="__DdeLink__10077_11620873"/></text:p>
      <text:p text:style-name="P21"/>
      <text:p text:style-name="P22"><text:span text:style-name="T28">9</text:span>. Добавить шаблон формы регистрации <text:span text:style-name="T23">registration.html <text:s/></text:span>в папку templates, <text:span text:style-name="T29">например такой</text:span></text:p>
      <text:p text:style-name="P22"/>
      <text:p text:style-name="P39"><text:bookmark-start text:name="__DdeLink__10079_11620873"/>&lt;!DOCTYPE html&gt;</text:p>
      <text:p text:style-name="P41"><text:span text:style-name="T15">&lt;html xmlns="http://www.w3.org/1999/xhtml" xmlns:th="</text:span><text:a xlink:type="simple" xlink:href="https://www.thymeleaf.org/" text:style-name="Internet_20_link" text:visited-style-name="Visited_20_Internet_20_Link"><text:span text:style-name="T15">https://www.thymeleaf.org</text:span></text:a><text:span text:style-name="T15">"</text:span></text:p>
      <text:p text:style-name="P41"><text:span text:style-name="T15"><text:tab/>xmlns:sec="</text:span><text:a xlink:type="simple" xlink:href="https://www.thymeleaf.org/thymeleaf-extras-springsecurity3" text:style-name="Internet_20_link" text:visited-style-name="Visited_20_Internet_20_Link"><text:span text:style-name="T15">https://www.thymeleaf.org/thymeleaf-extras-springsecurity3</text:span></text:a><text:span text:style-name="T15">"&gt;</text:span><text:span text:style-name="T16">\</text:span><text:span text:style-name="T15">&lt;head&gt;</text:span></text:p>
      <text:p text:style-name="P39"><text:tab/>&lt;title&gt;Spring Security Example &lt;/title&gt;</text:p>
      <text:p text:style-name="P39">&lt;/head&gt;</text:p>
      <text:p text:style-name="P39">&lt;body&gt;</text:p>
      <text:p text:style-name="P39">&lt;div th:if="${message}"&gt;</text:p>
      <text:p text:style-name="P39"><text:tab/>&lt;div th:text="${message}"&gt;&lt;/div&gt;</text:p>
      <text:p text:style-name="P39">&lt;/div&gt;</text:p>
      <text:p text:style-name="P39">&lt;form th:action="@{/registration}" method="post"&gt;</text:p>
      <text:p text:style-name="P39"><text:s text:c="2"/>&lt;div&gt;&lt;label&gt; User Name : &lt;input type="text" name="username"/&gt; &lt;/label&gt;&lt;/div&gt;</text:p>
      <text:p text:style-name="P39"><text:s text:c="2"/>&lt;div&gt;&lt;label&gt; Password: &lt;input type="password" name="password"/&gt; &lt;/label&gt;&lt;/div&gt;</text:p>
      <text:p text:style-name="P39"><text:s text:c="2"/>&lt;div&gt;&lt;input type="submit" value="Зарегистрироваться"/&gt;&lt;/div&gt;</text:p>
      <text:p text:style-name="P39"><text:soft-page-break/>&lt;/form&gt;</text:p>
      <text:p text:style-name="P39">&lt;/body&gt;</text:p>
      <text:p text:style-name="P39">&lt;/html&gt;<text:bookmark-end text:name="__DdeLink__10079_11620873"/></text:p>
      <text:p text:style-name="P39"/>
      <text:p text:style-name="P40">Не забыть настроить параметры шаблонизатора Thymleaf, например так:</text:p>
      <text:p text:style-name="P23"><text:span text:style-name="T5"><text:s text:c="10"/></text:span><text:bookmark-start text:name="__DdeLink__10081_11620873"/><text:span text:style-name="T6">spring.thymeleaf.cache=</text:span><text:span text:style-name="T24">false</text:span></text:p>
      <text:p text:style-name="P29"><text:span text:style-name="T7">spring.thymeleaf.enabled=</text:span><text:span text:style-name="T25">true</text:span><text:span text:style-name="T7"> </text:span></text:p>
      <text:p text:style-name="P27">spring.thymeleaf.prefix=classpath:/templates/</text:p>
      <text:p text:style-name="P28">spring.thymeleaf.suffix=.html<text:bookmark-end text:name="__DdeLink__10081_11620873"/></text:p>
      <text:p text:style-name="P33"><text:span text:style-name="T28">10</text:span>. <text:span text:style-name="T27">В сервисе UserService <text:s/>добавить метод, который будет добавлять нового пользователя</text:span></text:p>
      <text:p text:style-name="P33"><text:bookmark-start text:name="__DdeLink__10084_11620873"/>public void addUser(User user) throws Exception</text:p>
      <text:p text:style-name="P33"><text:s text:c="4"/>{</text:p>
      <text:p text:style-name="P33"><text:s text:c="8"/>User userFromDb = userRepository.findByUsername(user.getUsername());</text:p>
      <text:p text:style-name="P33"><text:s text:c="8"/>if (userFromDb != null)</text:p>
      <text:p text:style-name="P33"><text:s text:c="8"/>{</text:p>
      <text:p text:style-name="P33"><text:s text:c="12"/>throw new Exception("user exist");</text:p>
      <text:p text:style-name="P33"><text:s text:c="8"/>}</text:p>
      <text:p text:style-name="P33"><text:s text:c="8"/>user.setRoles(Collections.singleton(Role.USER));</text:p>
      <text:p text:style-name="P33"><text:s text:c="8"/>user.setActive(true);</text:p>
      <text:p text:style-name="P33"><text:s text:c="8"/>userRepository.save(user);</text:p>
      <text:p text:style-name="P33"><text:s text:c="4"/>}<text:bookmark-end text:name="__DdeLink__10084_11620873"/></text:p>
      <text:p text:style-name="P33"><text:span text:style-name="T27">11. Создать контроллер для регистрации </text:span><text:bookmark-start text:name="__DdeLink__10086_11620873"/><text:span text:style-name="T27">RegistrationController</text:span><text:bookmark-end text:name="__DdeLink__10086_11620873"/></text:p>
      <text:p text:style-name="P34">Пометить его аннотацией @Controller</text:p>
      <text:p text:style-name="P31"><text:tab/><text:span text:style-name="T27">11</text:span>.1. в контроллере <text:span text:style-name="T12">создать поле с </text:span><text:span text:style-name="T27">сервисом </text:span><text:span text:style-name="T12"><text:s/>и заинжектить его через конструктор (например, </text:span><text:bookmark-start text:name="__DdeLink__10088_11620873"/><text:span text:style-name="T12">private final UserService userService</text:span><text:bookmark-end text:name="__DdeLink__10088_11620873"/><text:span text:style-name="T12">;</text:span><text:span text:style-name="T11">,</text:span></text:p>
      <text:p text:style-name="P6">//конструктор</text:p>
      <text:p text:style-name="P6">@Autowired</text:p>
      <text:p text:style-name="P6">public <text:span text:style-name="T26">RegistrationController</text:span>( UserService userService)</text:p>
      <text:p text:style-name="P32"><text:span text:style-name="T11">{ this.userService = userService;}</text:span><text:span text:style-name="T10">)</text:span></text:p>
      <text:p text:style-name="P31"><text:tab/><text:span text:style-name="T27">11</text:span>.2. Создать метод, который будет возвращать форму регистрации</text:p>
      <text:p text:style-name="P30"/>
      <text:p text:style-name="P30"><text:bookmark-start text:name="__DdeLink__10090_11620873"/>@GetMapping("/registration")</text:p>
      <text:p text:style-name="P30"><text:soft-page-break/>public String registration()</text:p>
      <text:p text:style-name="P30">{</text:p>
      <text:p text:style-name="P30"><text:tab/>return "registration";</text:p>
      <text:p text:style-name="P30">}<text:bookmark-end text:name="__DdeLink__10090_11620873"/></text:p>
      <text:p text:style-name="P31"><text:tab/><text:span text:style-name="T27">11</text:span>.3. Создать метод для сохранения формы регистрации</text:p>
      <text:p text:style-name="P35"><text:bookmark-start text:name="__DdeLink__10092_11620873"/>@PostMapping("/registration")</text:p>
      <text:p text:style-name="P35"><text:s text:c="4"/>public String adduser(User user, Model model)</text:p>
      <text:p text:style-name="P35"><text:s text:c="4"/>{</text:p>
      <text:p text:style-name="P35"><text:s text:c="8"/>try</text:p>
      <text:p text:style-name="P35"><text:s text:c="8"/>{</text:p>
      <text:p text:style-name="P35"><text:s text:c="12"/>userService.addUser(user);</text:p>
      <text:p text:style-name="P35"><text:s text:c="12"/>return "redirect:/login";</text:p>
      <text:p text:style-name="P35"><text:s text:c="8"/>}</text:p>
      <text:p text:style-name="P35"><text:s text:c="8"/>catch (Exception ex)</text:p>
      <text:p text:style-name="P35"><text:s text:c="8"/>{</text:p>
      <text:p text:style-name="P35"><text:s text:c="12"/>model.addAttribute("message", "User exists");</text:p>
      <text:p text:style-name="P35"><text:s text:c="12"/>return "registration";</text:p>
      <text:p text:style-name="P35"><text:s text:c="8"/>}</text:p>
      <text:p text:style-name="P35"><text:s text:c="4"/>}<text:bookmark-end text:name="__DdeLink__10092_11620873"/></text:p>
      <text:p text:style-name="P31">1<text:span text:style-name="T28">2</text:span>. Проверить работоспособность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5T16:16:33.199105486</meta:creation-date>
    <dc:date>2022-10-17T16:21:27.602260486</dc:date>
    <meta:editing-duration>PT1H47M5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4" meta:paragraph-count="126" meta:word-count="433" meta:character-count="4741" meta:non-whitespace-character-count="4166"/>
  </office:meta>
</office:document-meta>
</file>